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D90000018ED602EC6F.png"/>
  <manifest:file-entry manifest:media-type="image/png" manifest:full-path="Pictures/1000020100000200000000C0B8DB1F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25in" table:align="margins"/>
    </style:style>
    <style:style style:name="Table1.A" style:family="table-column">
      <style:table-column-properties style:column-width="6.4125in" style:rel-column-width="65535*"/>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4222in" table:align="margins"/>
    </style:style>
    <style:style style:name="Table2.A" style:family="table-column">
      <style:table-column-properties style:column-width="6.4222in" style:rel-column-width="65535*"/>
    </style:style>
    <style:style style:name="Table2.A1" style:family="table-cell">
      <style:table-cell-properties fo:padding="0.0382in" fo:border="0.05pt solid #000000"/>
    </style:style>
    <style:style style:name="Table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 style:family="table">
      <style:table-properties style:width="6.4222in" table:align="margins"/>
    </style:style>
    <style:style style:name="Table3.A" style:family="table-column">
      <style:table-column-properties style:column-width="6.4222in" style:rel-column-width="65535*"/>
    </style:style>
    <style:style style:name="Table3.A1" style:family="table-cell">
      <style:table-cell-properties fo:padding="0.0382in" fo:border="0.05pt solid #000000"/>
    </style:style>
    <style:style style:name="Table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 style:family="table">
      <style:table-properties style:width="6.4125in" table:align="margins"/>
    </style:style>
    <style:style style:name="Table4.A" style:family="table-column">
      <style:table-column-properties style:column-width="6.4125in" style:rel-column-width="65535*"/>
    </style:style>
    <style:style style:name="Table4.1" style:family="table-row">
      <style:table-row-properties style:min-row-height="0.947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7" style:family="table">
      <style:table-properties style:width="6.4222in" table:align="margins"/>
    </style:style>
    <style:style style:name="Table7.A" style:family="table-column">
      <style:table-column-properties style:column-width="6.4222in" style:rel-column-width="65535*"/>
    </style:style>
    <style:style style:name="Table7.A1" style:family="table-cell">
      <style:table-cell-properties fo:padding="0.0382in" fo:border="0.05pt solid #000000"/>
    </style:style>
    <style:style style:name="Table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5" style:family="table">
      <style:table-properties style:width="6.4125in" table:align="margins"/>
    </style:style>
    <style:style style:name="Table5.A" style:family="table-column">
      <style:table-column-properties style:column-width="6.4125in" style:rel-column-width="65535*"/>
    </style:style>
    <style:style style:name="Table5.1" style:family="table-row">
      <style:table-row-properties style:min-row-height="1.4479in"/>
    </style:style>
    <style:style style:name="Table5.A1" style:family="table-cell">
      <style:table-cell-properties fo:padding="0.0382in" fo:border="0.05pt solid #000000"/>
    </style:style>
    <style:style style:name="Table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6" style:family="table">
      <style:table-properties style:width="6.4125in" table:align="margins"/>
    </style:style>
    <style:style style:name="Table6.A" style:family="table-column">
      <style:table-column-properties style:column-width="6.41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28pt" fo:font-weight="bold" style:font-size-asian="24.5pt" style:font-weight-asian="bold" style:font-size-complex="28pt" style:font-weight-complex="bold"/>
    </style:style>
    <style:style style:name="P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style:font-size-asian="16pt" style:font-size-complex="16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size="20pt" style:text-underline-style="none"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master-page-name="First_20_Page">
      <style:paragraph-properties style:page-number="auto"/>
    </style:style>
    <style:style style:name="P14" style:family="paragraph" style:parent-style-name="Standard" style:master-page-name="Index">
      <style:paragraph-properties style:page-number="1"/>
    </style:style>
    <style:style style:name="P15" style:family="paragraph" style:parent-style-name="Standard">
      <style:paragraph-properties fo:margin-left="0in" fo:margin-right="0in" fo:margin-top="0.1299in" fo:margin-bottom="0.1299in" fo:text-align="justify" style:justify-single-word="false" fo:text-indent="0.3in" style:auto-text-indent="false"/>
    </style:style>
    <style:style style:name="P16" style:family="paragraph" style:parent-style-name="Standard">
      <style:paragraph-properties fo:margin-left="0in" fo:margin-right="0in" fo:margin-top="0.1299in" fo:margin-bottom="0.1299in" fo:text-align="start" style:justify-single-word="false" fo:text-indent="0.3in" style:auto-text-indent="false"/>
    </style:style>
    <style:style style:name="P17"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18" style:family="paragraph" style:parent-style-name="Standard">
      <style:paragraph-properties fo:margin-left="0in" fo:margin-right="0in" fo:margin-top="0.0701in" fo:margin-bottom="0.0701in" fo:text-align="start" style:justify-single-word="false" fo:text-indent="0.3in" style:auto-text-indent="false"/>
    </style:style>
    <style:style style:name="P19"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20"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21"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22"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start" style:justify-single-word="false"/>
      <style:text-properties style:font-name="Courier New"/>
    </style:style>
    <style:style style:name="P26"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27"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28"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29" style:family="paragraph" style:parent-style-name="Text_20_body">
      <style:paragraph-properties fo:margin-left="0in" fo:margin-right="0in" fo:margin-top="0.0701in" fo:margin-bottom="0.0701in" fo:text-align="justify" style:justify-single-word="false" fo:text-indent="0.3in" style:auto-text-indent="false"/>
    </style:style>
    <style:style style:name="P30"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1" style:family="paragraph" style:parent-style-name="Text_20_body">
      <style:paragraph-properties fo:margin-left="0in" fo:margin-right="0in" fo:margin-top="0.0701in" fo:margin-bottom="0.0701in" fo:text-align="start" style:justify-single-word="false" fo:text-indent="0.3in" style:auto-text-indent="false"/>
    </style:style>
    <style:style style:name="P32"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33"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style:font-size-asian="14pt" style:font-size-complex="14pt"/>
    </style:style>
    <style:style style:name="P34" style:family="paragraph" style:parent-style-name="Text_20_body">
      <style:paragraph-properties fo:padding="0in" fo:border="none"/>
      <style:text-properties style:font-name="Courier New"/>
    </style:style>
    <style:style style:name="P35" style:family="paragraph" style:parent-style-name="Text_20_body">
      <style:paragraph-properties fo:margin-top="0in" fo:margin-bottom="0in" fo:padding="0in" fo:border="none"/>
      <style:text-properties style:font-name="Courier New"/>
    </style:style>
    <style:style style:name="P36"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37" style:family="paragraph" style:parent-style-name="Text_20_body">
      <style:paragraph-properties fo:margin-top="0in" fo:margin-bottom="0in" fo:text-align="justify" style:justify-single-word="false" fo:padding="0in" fo:border="none"/>
      <style:text-properties fo:font-size="14pt" style:font-size-asian="14pt" style:font-size-complex="14pt"/>
    </style:style>
    <style:style style:name="P38" style:family="paragraph" style:parent-style-name="Text_20_body">
      <style:paragraph-properties fo:margin-top="0in" fo:margin-bottom="0in"/>
      <style:text-properties style:font-name="Courier New"/>
    </style:style>
    <style:style style:name="P39" style:family="paragraph" style:parent-style-name="Table_20_Contents">
      <style:paragraph-properties fo:text-align="center" style:justify-single-word="false"/>
      <style:text-properties fo:font-size="16pt" style:text-underline-style="none" style:font-size-asian="16pt" style:font-size-complex="16pt"/>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center" style:justify-single-word="false"/>
    </style:style>
    <style:style style:name="P42" style:family="paragraph" style:parent-style-name="Header">
      <style:paragraph-properties fo:text-align="end" style:justify-single-word="false"/>
    </style:style>
    <style:style style:name="P43" style:family="paragraph" style:parent-style-name="Footer">
      <style:paragraph-properties fo:text-align="end" style:justify-single-word="false"/>
    </style:style>
    <style:style style:name="P44" style:family="paragraph" style:parent-style-name="Footer">
      <style:paragraph-properties fo:text-align="start" style:justify-single-word="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style:font-size-asian="12.25pt" style:font-size-complex="14pt"/>
    </style:style>
    <style:style style:name="T11" style:family="text">
      <style:text-properties style:font-name="URW Gothic L"/>
    </style:style>
    <style:style style:name="T12" style:family="text">
      <style:text-properties style:font-name="URW Gothic L" style:text-underline-style="solid" style:text-underline-width="auto" style:text-underline-color="font-color"/>
    </style:style>
    <style:style style:name="T13" style:family="text">
      <style:text-properties style:font-name="URW Gothic L" style:text-underline-style="none"/>
    </style:style>
    <style:style style:name="T14" style:family="text">
      <style:text-properties fo:font-size="28pt" style:text-underline-style="solid" style:text-underline-width="auto" style:text-underline-color="font-color" style:font-size-asian="28pt" style:font-size-complex="28pt"/>
    </style:style>
    <style:style style:name="T15" style:family="text">
      <style:text-properties fo:font-size="28pt" style:font-size-asian="28pt" style:font-size-complex="28pt"/>
    </style:style>
    <style:style style:name="T16" style:family="text">
      <style:text-properties fo:font-size="26pt" style:font-size-asian="26pt" style:font-size-complex="26pt"/>
    </style:style>
    <style:style style:name="T17" style:family="text">
      <style:text-properties fo:font-size="16pt" style:text-underline-style="none" fo:font-weight="bold" style:font-size-asian="14pt" style:font-weight-asian="bold" style:font-size-complex="16pt" style:font-weight-complex="bold"/>
    </style:style>
    <style:style style:name="T18" style:family="text">
      <style:text-properties fo:font-size="16pt" style:font-size-asian="16pt" style:font-size-complex="16pt"/>
    </style:style>
    <style:style style:name="T19"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2" style:family="text">
      <style:text-properties fo:color="#000000" fo:font-size="14pt" style:text-underline-style="none" style:font-size-asian="14pt" style:font-size-complex="14pt"/>
    </style:style>
    <style:style style:name="T23" style:family="text">
      <style:text-properties fo:color="#000000" fo:font-size="14pt" style:text-underline-style="none" fo:font-weight="normal" style:font-size-asian="14pt" style:font-weight-asian="normal" style:font-size-complex="14pt"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style:font-name="Courier New"/>
    </style:style>
    <style:style style:name="T27" style:family="text">
      <style:text-properties style:font-name="Courier New" fo:font-weight="normal" style:font-weight-asian="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ATernel</text:p>
      <text:p text:style-name="P3">SMP Monolithic Kernel</text:p>
      <text:p text:style-name="P3">[<text:span text:style-name="T10">Prototype One]</text:span></text:p>
      <text:p text:style-name="P4"/>
      <text:p text:style-name="P4"/>
      <text:p text:style-name="P4"/>
      <text:p text:style-name="P4"/>
      <text:p text:style-name="P4"/>
      <text:p text:style-name="P4"/>
      <text:p text:style-name="P5">By</text:p>
      <text:p text:style-name="P4"/>
      <text:p text:style-name="P4">Saad Talaat</text:p>
      <text:p text:style-name="P4">&amp;</text:p>
      <text:p text:style-name="P4">Menna Essa</text:p>
      <text:p text:style-name="P14"/>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
      <text:p text:style-name="P6"><text:span text:style-name="T13">Preface:</text:span></text:p>
      <text:p text:style-name="P17"/>
      <text:p text:style-name="P17">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15"><text:span text:style-name="T3">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span></text:p>
      <text:p text:style-name="P15"><text:span text:style-name="T3">Iterative prototyping is the used software model. Every project sprint contains the components of the project plan. <text:s/>And since we're using the [research &amp; code] way in developing the kernel, iterative prototyping is the convenient software model to us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1"><text:span text:style-name="T16">1.</text:span><text:span text:style-name="T15">The Boot Loader:</text:span></text:p>
      <text:p text:style-name="P8"/>
      <text:p text:style-name="P10"><text:span text:style-name="T17">1.1 Introduction:</text:span></text:p>
      <text:p text:style-name="P16"><text:span text:style-name="T7">booting</text:span><text:span text:style-name="T6"> is the initial set of operations that a </text:span><text:a xlink:type="simple" xlink:href="http://en.wikipedia.org/wiki/Computer_system"><text:span text:style-name="T22">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22">computer program</text:span></text:a><text:span text:style-name="T6"> that loads the main operating system or </text:span><text:span text:style-name="T9">runtime environment</text:span><text:span text:style-name="T22"> </text:span><text:span text:style-name="T4">for</text:span><text:span text:style-name="T6"> the computer after completion of self-tests.</text:span></text:p>
      <text:p text:style-name="P18"><text:span text:style-name="T6">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span></text:p>
      <text:p text:style-name="Standard"/>
      <text:p text:style-name="P9"/>
      <table:table table:name="Table1" table:style-name="Table1">
        <table:table-column table:style-name="Table1.A"/>
        <table:table-row>
          <table:table-cell table:style-name="Table1.A1" office:value-type="string">
            <text:p text:style-name="P39">Note the last 2 bytes</text:p>
          </table:table-cell>
        </table:table-row>
        <table:table-row>
          <table:table-cell table:style-name="Table1.A2" office:value-type="string">
            <text:p text:style-name="P40"><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2">Figure[1-1] The boot loader</text:p>
          </table:table-cell>
        </table:table-row>
      </table:table>
      <text:p text:style-name="P23"><text:span text:style-name="T18"/></text:p>
      <text:p text:style-name="P29"><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23">[1]</text:span><text:span text:style-name="T5"> of addressable memory) and unlimited </text:span><text:soft-page-break/><text:span text:style-name="T5">direct software access to all memory , I/O addresses and peripheral hardware. Real mode provides no support for memory protection, multitasking, or code privilege levels.</text:span></text:p>
      <text:p text:style-name="P7"/>
      <table:table table:name="Table2" table:style-name="Table2">
        <table:table-column table:style-name="Table2.A"/>
        <table:table-row>
          <table:table-cell table:style-name="Table2.A1" office:value-type="string">
            <text:p text:style-name="P25">.global start<text:line-break/>start:</text:p>
            <text:p text:style-name="P34">.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34">movw $start,%sp #set the stack pointer to the bootsector stack</text:p>
            <text:p text:style-name="P40"/>
          </table:table-cell>
        </table:table-row>
        <table:table-row>
          <table:table-cell table:style-name="Table2.A2" office:value-type="string">
            <text:p text:style-name="P40">Listing 1-1 : <text:s/>Boot sector starts at real mode </text:p>
          </table:table-cell>
        </table:table-row>
      </table:table>
      <text:p text:style-name="P19"/>
      <text:p text:style-name="P19">1.2 Enabling Protected Mode:</text:p>
      <text:p text:style-name="P31"><text:span text:style-name="T5">Next it switches to </text:span><text:span text:style-name="T8">protected mode </text:span><text:span text:style-name="T5">which allows </text:span><text:a xlink:type="simple" xlink:href="http://en.wikipedia.org/wiki/System_software"><text:span text:style-name="T23">system software</text:span></text:a><text:span text:style-name="T5"> to use features such as </text:span><text:a xlink:type="simple" xlink:href="http://en.wikipedia.org/wiki/Virtual_memory"><text:span text:style-name="T23">virtual memory</text:span></text:a><text:span text:style-name="T5">, </text:span><text:span text:style-name="T3">paging</text:span><text:span text:style-name="T23"> </text:span><text:span text:style-name="T5">and safe multi tasking.</text:span></text:p>
      <text:p text:style-name="P23"><text:span text:style-name="T23"/></text:p>
      <text:p text:style-name="P26">1.2.1 Enabling A20 Gate:</text:p>
      <text:p text:style-name="P28">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25">A20.1:</text:p>
            <text:p text:style-name="P35">inb $0x64,%al</text:p>
            <text:p text:style-name="P38">testb $0x2,%al<text:line-break/>jnz A20.1<text:line-break/>movb $0xd1,%al</text:p>
            <text:p text:style-name="P35">outb %al,$0x64</text:p>
            <text:p text:style-name="P38">A20.2:</text:p>
            <text:p text:style-name="P34"><text:soft-page-break/>inb $0x64,%al<text:line-break/>testb $0x2,%al<text:line-break/>jnz A20.2<text:line-break/>movb $0xdf,%al<text:line-break/>outb %al,$0x60</text:p>
            <text:p text:style-name="P40"/>
          </table:table-cell>
        </table:table-row>
        <table:table-row>
          <table:table-cell table:style-name="Table3.A2" office:value-type="string">
            <text:p text:style-name="P40">Listing 1-2 : Enabling A20 Gate</text:p>
          </table:table-cell>
        </table:table-row>
      </table:table>
      <text:p text:style-name="P30"/>
      <text:p text:style-name="Standard"/>
      <text:p text:style-name="P21">1.2.2 Setting up GDT:</text:p>
      <text:p text:style-name="P28">Next step is to enable segmentation <text:s/>, For that you need to setup a GDT[3] -Global Descriptor Table- , For the reason that in Protected mode you can't refer to segments simply by doing this : </text:p>
      <text:p text:style-name="P36">jmp 0000:7c00h</text:p>
      <text:p text:style-name="P37"><text:span text:style-name="T26">jmp 0002:0020h</text:span></text:p>
      <text:p text:style-name="P32">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41"/>
            <text:p text:style-name="P41"><draw:frame draw:style-name="fr2" draw:name="graphics2" text:anchor-type="paragraph" svg:width="5.6898in" svg:height="1.3965in" draw:z-index="1"><draw:image xlink:href="Pictures/1000020100000200000000C0B8DB1F3C.png" xlink:type="simple" xlink:show="embed" xlink:actuate="onLoad"/></draw:frame></text:p>
            <text:p text:style-name="P41"/>
          </table:table-cell>
        </table:table-row>
        <text:soft-page-break/>
        <table:table-row table:style-name="Table4.1">
          <table:table-cell table:style-name="Table4.A2" office:value-type="string">
            <text:p text:style-name="P23">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byte 7 = Present bit one for anything</text:p>
            <text:p text:style-name="P41"/>
          </table:table-cell>
        </table:table-row>
        <table:table-row>
          <table:table-cell table:style-name="Table4.A3" office:value-type="string">
            <text:p text:style-name="P41">Figure 1-2 : The GDT Descriptor</text:p>
            <text:p text:style-name="P41"/>
          </table:table-cell>
        </table:table-row>
      </table:table>
      <text:p text:style-name="Standard"/>
      <text:p text:style-name="Standard"/>
      <text:p text:style-name="P28">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25">gdt_table:</text:p>
            <text:p text:style-name="P35">.word gdt-gdt_end-1 #gdt table size....mostly 0x17<text:line-break/>.long gdt #gdt address</text:p>
            <text:p text:style-name="P38">gdt:</text:p>
            <text:p text:style-name="P35">.long 0,0 #Null segment<text:line-break/>.byte 0xff,0xff,0,0,0,0x9A,0xCF,0 #Code segment<text:line-break/>.byte 0xff,0xff,0,0,0,0x92,0xCF,0 #Data segment</text:p>
          </table:table-cell>
        </table:table-row>
        <table:table-row>
          <table:table-cell table:style-name="Table7.A2" office:value-type="string">
            <text:p text:style-name="P40">Listing 1-3 : Setting up GDT Table</text:p>
          </table:table-cell>
        </table:table-row>
      </table:table>
      <text:p text:style-name="Standard"/>
      <text:p text:style-name="Standard"/>
      <text:p text:style-name="P33"><text:span text:style-name="T25">After setting up the GDT and loading the gdt address in the gdt register we set the protected mode in cr0 flag. Doing a far jump using ljmp and using the code segment value (0x8) as a segment and next procedure as an offset modified the CS value to the one in our GDT table.</text:span></text:p>
      <text:p text:style-name="Standard"/>
      <text:p text:style-name="Standard"/>
      <text:p text:style-name="Standard"><text:soft-page-break/></text:p>
      <text:p text:style-name="Standard"/>
      <text:p text:style-name="Standard"/>
      <table:table table:name="Table5" table:style-name="Table5">
        <table:table-column table:style-name="Table5.A"/>
        <table:table-row table:style-name="Table5.1">
          <table:table-cell table:style-name="Table5.A1" office:value-type="string">
            <text:p text:style-name="P25">switch_mode:</text:p>
            <text:p text:style-name="P34">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40"/>
          </table:table-cell>
        </table:table-row>
        <table:table-row>
          <table:table-cell table:style-name="Table5.A2" office:value-type="string">
            <text:p text:style-name="P40">Listing 1-4: loading gdt table and switching to protected mode.</text:p>
          </table:table-cell>
        </table:table-row>
      </table:table>
      <text:p text:style-name="Standard"/>
      <text:p text:style-name="P24"><text:span text:style-name="T5">After doing this we set the value of data,stack,extra,f,g segments to the one in the GDT. Now we are fully working on protected mode and ready to load the kernel.</text:span></text:p>
      <text:p text:style-name="P24"><text:span text:style-name="T5"/></text:p>
      <table:table table:name="Table6" table:style-name="Table6">
        <table:table-column table:style-name="Table6.A"/>
        <table:table-row>
          <table:table-cell table:style-name="Table6.A1" office:value-type="string">
            <text:p text:style-name="P25">protseg:</text:p>
            <text:p text:style-name="P34">.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40">Listing 1-5 : Setting Registers to the ones in the GDT </text:p>
          </table:table-cell>
        </table:table-row>
      </table:table>
      <text:p text:style-name="P20"/>
      <text:p text:style-name="P22">1.3 Loading the kernel Image:</text:p>
      <text:p text:style-name="P27"><text:span text:style-name="T25">Note That we're compiling the kernel as an ELF image , The </text:span><text:span text:style-name="T28">cmain</text:span><text:span text:style-name="T25"> <text:s/>function responsible for loading the kernel is in arch/x86/boot/main.c. What the function is that it reads the ELF file from the Image , loads it into memory at virtual address 0x10000 <text:s/>then jumps to the entry point of the kernel executable which refered to through the kernel's ELF headers (</text:span><text:span text:style-name="T27">ELFHDR-&gt;entry</text:span><text:span text:style-name="T25">) .</text:span></text:p>
      <text:p text:style-name="P27"><text:span text:style-name="T25">To do so it uses to functions , </text:span><text:span text:style-name="T28">readsect </text:span><text:span text:style-name="T25">and </text:span><text:span text:style-name="T28">readseg </text:span><text:span text:style-name="T24">in order to read the executable from disk , the two functions are also found in main.c file. </text:spa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8</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 </meta:initial-creator>
    <meta:creation-date>2012-10-27T19:35:41</meta:creation-date>
    <dc:date>2012-10-27T20:29:55</dc:date>
    <dc:creator>Nash </dc:creator>
    <meta:editing-duration>PT38M53S</meta:editing-duration>
    <meta:editing-cycles>4</meta:editing-cycles>
    <meta:generator>LibreOffice/3.5$Linux_X86_64 LibreOffice_project/350m1$Build-2</meta:generator>
    <meta:document-statistic meta:table-count="7" meta:image-count="2" meta:object-count="0" meta:page-count="10" meta:paragraph-count="66" meta:word-count="1319" meta:character-count="7418" meta:non-whitespace-character-count="6147"/>
  </office:meta>
</office:document-meta>
</file>